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1" fo:font-size="12pt" style:font-size-asian="12pt" style:font-size-complex="12pt"/>
    </style:style>
    <style:style style:name="P2" style:family="paragraph" style:parent-style-name="Standard" style:list-style-name="L1">
      <style:text-properties style:font-name="Nimbus Roman No9 L1" fo:font-size="12pt" style:font-size-asian="12pt" style:font-size-complex="12pt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rtest Palindrome Pangram Finder Design Outline</text:p>
      <text:p text:style-name="P1"/>
      <text:list xml:id="list1805196898" text:style-name="L1">
        <text:list-item>
          <text:p text:style-name="P2">Introduction</text:p>
        </text:list-item>
        <text:list-item>
          <text:p text:style-name="P2">AIMA Customizations</text:p>
          <text:list>
            <text:list-item>
              <text:p text:style-name="P2">Packaging</text:p>
            </text:list-item>
            <text:list-item>
              <text:p text:style-name="P2">CLOS-ification</text:p>
            </text:list-item>
            <text:list-item>
              <text:p text:style-name="P2">Monitoring tools</text:p>
            </text:list-item>
            <text:list-item>
              <text:p text:style-name="P2">Additional algorithms</text:p>
            </text:list-item>
          </text:list>
        </text:list-item>
        <text:list-item>
          <text:p text:style-name="P2">Search Problem Framework</text:p>
        </text:list-item>
        <text:list-item>
          <text:p text:style-name="P2">Algorithms</text:p>
          <text:list>
            <text:list-item>
              <text:p text:style-name="P2">A*</text:p>
            </text:list-item>
            <text:list-item>
              <text:p text:style-name="P2">IDA*</text:p>
            </text:list-item>
            <text:list-item>
              <text:p text:style-name="P2">SMA</text:p>
            </text:list-item>
          </text:list>
        </text:list-item>
        <text:list-item>
          <text:p text:style-name="P2">Planning</text:p>
          <text:list>
            <text:list-item>
              <text:p text:style-name="P2">Progress Measurement</text:p>
            </text:list-item>
            <text:list-item>
              <text:p text:style-name="P2">Goals</text:p>
            </text:list-item>
            <text:list-item>
              <text:p text:style-name="P2">Checkpoints</text:p>
            </text:list-item>
            <text:list-item>
              <text:p text:style-name="P2">Projected Timeline</text:p>
            </text:list-item>
            <text:list-item>
              <text:p text:style-name="P2">Cost Measurement</text:p>
            </text:list-item>
          </text:list>
        </text:list-item>
        <text:list-item>
          <text:p text:style-name="P2">Monitoring</text:p>
          <text:list>
            <text:list-item>
              <text:p text:style-name="P2">Branching Factor</text:p>
            </text:list-item>
            <text:list-item>
              <text:p text:style-name="P2">Effective Branching Factor</text:p>
            </text:list-item>
          </text:list>
        </text:list-item>
        <text:list-item>
          <text:p text:style-name="P2">Algorithm Analysis and Comparison</text:p>
          <text:list>
            <text:list-item>
              <text:p text:style-name="P2">Key Attributes</text:p>
            </text:list-item>
            <text:list-item>
              <text:p text:style-name="P2">Solution Depth</text:p>
            </text:list-item>
            <text:list-item>
              <text:p text:style-name="P2">Effective Branching Factor</text:p>
            </text:list-item>
          </text:list>
        </text:list-item>
        <text:list-item>
          <text:p text:style-name="P2">Problem Representation</text:p>
          <text:list>
            <text:list-item>
              <text:p text:style-name="P2">Initial State</text:p>
            </text:list-item>
            <text:list-item>
              <text:p text:style-name="P2">State</text:p>
            </text:list-item>
            <text:list-item>
              <text:p text:style-name="P2">Successors</text:p>
            </text:list-item>
          </text:list>
        </text:list-item>
        <text:list-item>
          <text:p text:style-name="P2">Binary Search</text:p>
          <text:list>
            <text:list-item>
              <text:p text:style-name="P2">Why Special Needed</text:p>
            </text:list-item>
            <text:list-item>
              <text:p text:style-name="P2">Gotchas</text:p>
            </text:list-item>
          </text:list>
        </text:list-item>
        <text:list-item>
          <text:p text:style-name="P2">Word Lookup</text:p>
          <text:list>
            <text:list-item>
              <text:p text:style-name="P2">Front Sort</text:p>
            </text:list-item>
            <text:list-item>
              <text:p text:style-name="P2">Back Sort</text:p>
            </text:list-item>
            <text:list-item>
              <text:p text:style-name="P2">Binary Search</text:p>
            </text:list-item>
            <text:list-item>
              <text:p text:style-name="P2">Words Shorter</text:p>
            </text:list-item>
            <text:list-item>
              <text:p text:style-name="P2">Word Range</text:p>
            </text:list-item>
          </text:list>
        </text:list-item>
        <text:list-item>
          <text:p text:style-name="P2">Loader</text:p>
          <text:list>
            <text:list-item>
              <text:p text:style-name="P2">Simple Loader</text:p>
            </text:list-item>
            <text:list-item>
              <text:p text:style-name="P2">Smart Loader</text:p>
            </text:list-item>
          </text:list>
        </text:list-item>
        <text:list-item>
          <text:p text:style-name="P2">Heuristics</text:p>
          <text:list>
            <text:list-item>
              <text:p text:style-name="P2">Simple</text:p>
            </text:list-item>
            <text:list-item>
              <text:p text:style-name="P2">Letter Rarity</text:p>
            </text:list-item>
            <text:list-item>
              <text:p text:style-name="P2">Shortest Pangram Length</text:p>
            </text:list-item>
          </text:list>
        </text:list-item>
        <text:list-item>
          <text:p text:style-name="P2"><text:soft-page-break/>Filters</text:p>
          <text:list>
            <text:list-item>
              <text:p text:style-name="P2">Worth Collecting</text:p>
            </text:list-item>
          </text:list>
        </text:list-item>
        <text:list-item>
          <text:p text:style-name="P2">Caching</text:p>
          <text:list>
            <text:list-item>
              <text:p text:style-name="P2">Words Starting / Words Ending (with combiner)</text:p>
            </text:list-item>
          </text:list>
        </text:list-item>
        <text:list-item>
          <text:p text:style-name="P2">Bit Vector Member Summary</text:p>
        </text:list-item>
        <text:list-item>
          <text:p text:style-name="P2">Utilities</text:p>
          <text:list>
            <text:list-item>
              <text:p text:style-name="P2">Macro Utility</text:p>
            </text:list-item>
          </text:list>
        </text:list-item>
        <text:list-item>
          <text:p text:style-name="P2">Test Data</text:p>
          <text:list>
            <text:list-item>
              <text:p text:style-name="P2">split alphabet with mirror into random chunks</text:p>
            </text:list-item>
            <text:list-item>
              <text:p text:style-name="P2">each letter as individual word</text:p>
            </text:list-item>
            <text:list-item>
              <text:p text:style-name="P2">intentional failure sets</text:p>
            </text:list-item>
          </text:list>
        </text:list-item>
        <text:list-item>
          <text:p text:style-name="P2">Visualiz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Nimbus Roman No9 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5T01:02:14</meta:creation-date>
    <dc:date>2009-09-21T18:27:02</dc:date>
    <meta:editing-duration>PT00H35M35S</meta:editing-duration>
    <meta:editing-cycles>17</meta:editing-cycles>
    <meta:generator>OpenOffice.org/3.0$Unix OpenOffice.org_project/300m15$Build-9379</meta:generator>
    <meta:document-statistic meta:table-count="0" meta:image-count="0" meta:object-count="0" meta:page-count="2" meta:paragraph-count="57" meta:word-count="176" meta:character-count="1057"/>
  </office:meta>
</office:document-meta>
</file>